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4"/>
        <table:table-row table:style-name="ro1">
          <table:table-cell table:style-name="ce1" office:value-type="string" calcext:value-type="string">
            <text:p>Matricule</text:p>
          </table:table-cell>
          <table:table-cell table:style-name="ce1" office:value-type="string" calcext:value-type="string">
            <text:p>AR 1</text:p>
          </table:table-cell>
          <table:table-cell table:style-name="ce1" office:value-type="string" calcext:value-type="string">
            <text:p>AV 1</text:p>
          </table:table-cell>
          <table:table-cell table:style-name="ce1" office:value-type="string" calcext:value-type="string">
            <text:p>DIST 1</text:p>
          </table:table-cell>
          <table:table-cell table:style-name="ce1" office:value-type="string" calcext:value-type="string">
            <text:p>AR 2</text:p>
          </table:table-cell>
          <table:table-cell table:style-name="ce1" office:value-type="string" calcext:value-type="string">
            <text:p>AV 2</text:p>
          </table:table-cell>
          <table:table-cell table:style-name="ce1" office:value-type="string" calcext:value-type="string">
            <text:p>DIST 2</text:p>
          </table:table-cell>
        </table:table-row>
        <table:table-row table:style-name="ro2">
          <table:table-cell table:style-name="ce2" office:value-type="string" calcext:value-type="string">
            <text:p>AM2</text:p>
          </table:table-cell>
          <table:table-cell table:style-name="ce2" office:value-type="float" office:value="1.0038" calcext:value-type="float">
            <text:p>1.0038</text:p>
          </table:table-cell>
          <table:table-cell table:style-name="ce2" table:number-columns-repeated="2"/>
          <table:table-cell table:style-name="ce2" office:value-type="float" office:value="1.01262" calcext:value-type="float">
            <text:p>1.01262</text:p>
          </table:table-cell>
          <table:table-cell table:style-name="ce2" table:number-columns-repeated="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float" office:value="0.97702" calcext:value-type="float">
            <text:p>0.97702</text:p>
          </table:table-cell>
          <table:table-cell table:style-name="ce3" office:value-type="float" office:value="1.99728" calcext:value-type="float">
            <text:p>1.99728</text:p>
          </table:table-cell>
          <table:table-cell table:style-name="ce3" office:value-type="float" office:value="20.23372" calcext:value-type="float">
            <text:p>20.23372</text:p>
          </table:table-cell>
          <table:table-cell table:style-name="ce3" office:value-type="float" office:value="0.98953" calcext:value-type="float">
            <text:p>0.98953</text:p>
          </table:table-cell>
          <table:table-cell table:style-name="ce3" office:value-type="float" office:value="2.00614" calcext:value-type="float">
            <text:p>2.00614</text:p>
          </table:table-cell>
          <table:table-cell table:style-name="ce3" office:value-type="float" office:value="20.23399" calcext:value-type="float">
            <text:p>20.23399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float" office:value="1.24658" calcext:value-type="float">
            <text:p>1.24658</text:p>
          </table:table-cell>
          <table:table-cell table:style-name="ce3" office:value-type="float" office:value="1.89112" calcext:value-type="float">
            <text:p>1.89112</text:p>
          </table:table-cell>
          <table:table-cell table:style-name="ce3" office:value-type="float" office:value="20.84393" calcext:value-type="float">
            <text:p>20.84393</text:p>
          </table:table-cell>
          <table:table-cell table:style-name="ce3" office:value-type="float" office:value="1.2488" calcext:value-type="float">
            <text:p>1.2488</text:p>
          </table:table-cell>
          <table:table-cell table:style-name="ce3" office:value-type="float" office:value="1.90365" calcext:value-type="float">
            <text:p>1.90365</text:p>
          </table:table-cell>
          <table:table-cell table:style-name="ce3" office:value-type="float" office:value="20.83404" calcext:value-type="float">
            <text:p>20.83404</text:p>
          </table:table-cell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float" office:value="1.84004" calcext:value-type="float">
            <text:p>1.84004</text:p>
          </table:table-cell>
          <table:table-cell table:style-name="ce3" office:value-type="float" office:value="2.0001" calcext:value-type="float">
            <text:p>2.0001</text:p>
          </table:table-cell>
          <table:table-cell table:style-name="ce3" office:value-type="float" office:value="22.73969" calcext:value-type="float">
            <text:p>22.73969</text:p>
          </table:table-cell>
          <table:table-cell table:style-name="ce3" office:value-type="float" office:value="1.84127" calcext:value-type="float">
            <text:p>1.84127</text:p>
          </table:table-cell>
          <table:table-cell table:style-name="ce3" office:value-type="float" office:value="2.00236" calcext:value-type="float">
            <text:p>2.00236</text:p>
          </table:table-cell>
          <table:table-cell table:style-name="ce3" office:value-type="float" office:value="22.73564" calcext:value-type="float">
            <text:p>22.73564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float" office:value="1.88858" calcext:value-type="float">
            <text:p>1.88858</text:p>
          </table:table-cell>
          <table:table-cell table:style-name="ce3" office:value-type="float" office:value="1.8241" calcext:value-type="float">
            <text:p>1.8241</text:p>
          </table:table-cell>
          <table:table-cell table:style-name="ce3" office:value-type="float" office:value="57.56994" calcext:value-type="float">
            <text:p>57.56994</text:p>
          </table:table-cell>
          <table:table-cell table:style-name="ce3" office:value-type="float" office:value="1.88885" calcext:value-type="float">
            <text:p>1.88885</text:p>
          </table:table-cell>
          <table:table-cell table:style-name="ce3" office:value-type="float" office:value="1.82523" calcext:value-type="float">
            <text:p>1.82523</text:p>
          </table:table-cell>
          <table:table-cell table:style-name="ce3" office:value-type="float" office:value="57.5674" calcext:value-type="float">
            <text:p>57.5674</text:p>
          </table:table-cell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1.96429" calcext:value-type="float">
            <text:p>1.96429</text:p>
          </table:table-cell>
          <table:table-cell table:style-name="ce3" office:value-type="float" office:value="1.91303" calcext:value-type="float">
            <text:p>1.91303</text:p>
          </table:table-cell>
          <table:table-cell table:style-name="ce3" office:value-type="float" office:value="52.28864" calcext:value-type="float">
            <text:p>52.28864</text:p>
          </table:table-cell>
          <table:table-cell table:style-name="ce3" office:value-type="float" office:value="1.96113" calcext:value-type="float">
            <text:p>1.96113</text:p>
          </table:table-cell>
          <table:table-cell table:style-name="ce3" office:value-type="float" office:value="1.91332" calcext:value-type="float">
            <text:p>1.91332</text:p>
          </table:table-cell>
          <table:table-cell table:style-name="ce3" office:value-type="float" office:value="52.28105" calcext:value-type="float">
            <text:p>52.28105</text:p>
          </table:table-cell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1.86745" calcext:value-type="float">
            <text:p>1.86745</text:p>
          </table:table-cell>
          <table:table-cell table:style-name="ce3" office:value-type="float" office:value="1.93077" calcext:value-type="float">
            <text:p>1.93077</text:p>
          </table:table-cell>
          <table:table-cell table:style-name="ce3" office:value-type="float" office:value="52.27156" calcext:value-type="float">
            <text:p>52.27156</text:p>
          </table:table-cell>
          <table:table-cell table:style-name="ce3" office:value-type="float" office:value="1.88143" calcext:value-type="float">
            <text:p>1.88143</text:p>
          </table:table-cell>
          <table:table-cell table:style-name="ce3" office:value-type="float" office:value="1.92758" calcext:value-type="float">
            <text:p>1.92758</text:p>
          </table:table-cell>
          <table:table-cell table:style-name="ce3" office:value-type="float" office:value="52.304" calcext:value-type="float">
            <text:p>52.304</text:p>
          </table:table-cell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float" office:value="1.86121" calcext:value-type="float">
            <text:p>1.86121</text:p>
          </table:table-cell>
          <table:table-cell table:style-name="ce3" office:value-type="float" office:value="1.85097" calcext:value-type="float">
            <text:p>1.85097</text:p>
          </table:table-cell>
          <table:table-cell table:style-name="ce3" office:value-type="float" office:value="52.32853" calcext:value-type="float">
            <text:p>52.32853</text:p>
          </table:table-cell>
          <table:table-cell table:style-name="ce3" office:value-type="float" office:value="1.86359" calcext:value-type="float">
            <text:p>1.86359</text:p>
          </table:table-cell>
          <table:table-cell table:style-name="ce3" office:value-type="float" office:value="1.86494" calcext:value-type="float">
            <text:p>1.86494</text:p>
          </table:table-cell>
          <table:table-cell table:style-name="ce3" office:value-type="float" office:value="52.32333" calcext:value-type="float">
            <text:p>52.32333</text:p>
          </table:table-cell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float" office:value="1.92127" calcext:value-type="float">
            <text:p>1.92127</text:p>
          </table:table-cell>
          <table:table-cell table:style-name="ce3" office:value-type="float" office:value="1.87621" calcext:value-type="float">
            <text:p>1.87621</text:p>
          </table:table-cell>
          <table:table-cell table:style-name="ce3" office:value-type="float" office:value="52.40327" calcext:value-type="float">
            <text:p>52.40327</text:p>
          </table:table-cell>
          <table:table-cell table:style-name="ce3" office:value-type="float" office:value="1.9235" calcext:value-type="float">
            <text:p>1.9235</text:p>
          </table:table-cell>
          <table:table-cell table:style-name="ce3" office:value-type="float" office:value="1.8785" calcext:value-type="float">
            <text:p>1.8785</text:p>
          </table:table-cell>
          <table:table-cell table:style-name="ce3" office:value-type="float" office:value="52.39929" calcext:value-type="float">
            <text:p>52.39929</text:p>
          </table:table-cell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float" office:value="1.93678" calcext:value-type="float">
            <text:p>1.93678</text:p>
          </table:table-cell>
          <table:table-cell table:style-name="ce3" office:value-type="float" office:value="1.93272" calcext:value-type="float">
            <text:p>1.93272</text:p>
          </table:table-cell>
          <table:table-cell table:style-name="ce3" office:value-type="float" office:value="56.39839" calcext:value-type="float">
            <text:p>56.39839</text:p>
          </table:table-cell>
          <table:table-cell table:style-name="ce3" office:value-type="float" office:value="1.94203" calcext:value-type="float">
            <text:p>1.94203</text:p>
          </table:table-cell>
          <table:table-cell table:style-name="ce3" office:value-type="float" office:value="1.93496" calcext:value-type="float">
            <text:p>1.93496</text:p>
          </table:table-cell>
          <table:table-cell table:style-name="ce3" office:value-type="float" office:value="56.40863" calcext:value-type="float">
            <text:p>56.40863</text:p>
          </table:table-cell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.93338" calcext:value-type="float">
            <text:p>1.93338</text:p>
          </table:table-cell>
          <table:table-cell table:style-name="ce3" office:value-type="float" office:value="1.91709" calcext:value-type="float">
            <text:p>1.91709</text:p>
          </table:table-cell>
          <table:table-cell table:style-name="ce3" office:value-type="float" office:value="62.87966" calcext:value-type="float">
            <text:p>62.87966</text:p>
          </table:table-cell>
          <table:table-cell table:style-name="ce3" office:value-type="float" office:value="1.93606" calcext:value-type="float">
            <text:p>1.93606</text:p>
          </table:table-cell>
          <table:table-cell table:style-name="ce3" office:value-type="float" office:value="1.92226" calcext:value-type="float">
            <text:p>1.92226</text:p>
          </table:table-cell>
          <table:table-cell table:style-name="ce3" office:value-type="float" office:value="62.8841" calcext:value-type="float">
            <text:p>62.8841</text:p>
          </table:table-cell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float" office:value="0.81109" calcext:value-type="float">
            <text:p>0.81109</text:p>
          </table:table-cell>
          <table:table-cell table:style-name="ce3" office:value-type="float" office:value="2.37223" calcext:value-type="float">
            <text:p>2.37223</text:p>
          </table:table-cell>
          <table:table-cell table:style-name="ce3" office:value-type="float" office:value="33.88409" calcext:value-type="float">
            <text:p>33.88409</text:p>
          </table:table-cell>
          <table:table-cell table:style-name="ce3" office:value-type="float" office:value="0.81214" calcext:value-type="float">
            <text:p>0.81214</text:p>
          </table:table-cell>
          <table:table-cell table:style-name="ce3" office:value-type="float" office:value="2.37494" calcext:value-type="float">
            <text:p>2.37494</text:p>
          </table:table-cell>
          <table:table-cell table:style-name="ce3" office:value-type="float" office:value="33.87803" calcext:value-type="float">
            <text:p>33.87803</text:p>
          </table:table-cell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76219" calcext:value-type="float">
            <text:p>0.76219</text:p>
          </table:table-cell>
          <table:table-cell table:style-name="ce3" office:value-type="float" office:value="2.00598" calcext:value-type="float">
            <text:p>2.00598</text:p>
          </table:table-cell>
          <table:table-cell table:style-name="ce3" office:value-type="float" office:value="12.20092" calcext:value-type="float">
            <text:p>12.20092</text:p>
          </table:table-cell>
          <table:table-cell table:style-name="ce3" office:value-type="float" office:value="0.74111" calcext:value-type="float">
            <text:p>0.74111</text:p>
          </table:table-cell>
          <table:table-cell table:style-name="ce3" office:value-type="float" office:value="2.00698" calcext:value-type="float">
            <text:p>2.00698</text:p>
          </table:table-cell>
          <table:table-cell table:style-name="ce3" office:value-type="float" office:value="12.19889" calcext:value-type="float">
            <text:p>12.19889</text:p>
          </table:table-cell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float" office:value="0.7357" calcext:value-type="float">
            <text:p>0.7357</text:p>
          </table:table-cell>
          <table:table-cell table:style-name="ce3" office:value-type="float" office:value="2.1344" calcext:value-type="float">
            <text:p>2.1344</text:p>
          </table:table-cell>
          <table:table-cell table:style-name="ce3" office:value-type="float" office:value="14.09768" calcext:value-type="float">
            <text:p>14.09768</text:p>
          </table:table-cell>
          <table:table-cell table:style-name="ce3" office:value-type="float" office:value="0.7419" calcext:value-type="float">
            <text:p>0.7419</text:p>
          </table:table-cell>
          <table:table-cell table:style-name="ce3" office:value-type="float" office:value="2.11328" calcext:value-type="float">
            <text:p>2.11328</text:p>
          </table:table-cell>
          <table:table-cell table:style-name="ce3" office:value-type="float" office:value="14.10786" calcext:value-type="float">
            <text:p>14.10786</text:p>
          </table:table-cell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office:value-type="float" office:value="0.98059" calcext:value-type="float">
            <text:p>0.98059</text:p>
          </table:table-cell>
          <table:table-cell table:style-name="ce3" office:value-type="float" office:value="1.98033" calcext:value-type="float">
            <text:p>1.98033</text:p>
          </table:table-cell>
          <table:table-cell table:style-name="ce3" office:value-type="float" office:value="14.77765" calcext:value-type="float">
            <text:p>14.77765</text:p>
          </table:table-cell>
          <table:table-cell table:style-name="ce3" office:value-type="float" office:value="0.97459" calcext:value-type="float">
            <text:p>0.97459</text:p>
          </table:table-cell>
          <table:table-cell table:style-name="ce3" office:value-type="float" office:value="1.98653" calcext:value-type="float">
            <text:p>1.98653</text:p>
          </table:table-cell>
          <table:table-cell table:style-name="ce3" office:value-type="float" office:value="14.78156" calcext:value-type="float">
            <text:p>14.78156</text:p>
          </table:table-cell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float" office:value="2.03057" calcext:value-type="float">
            <text:p>2.03057</text:p>
          </table:table-cell>
          <table:table-cell table:style-name="ce3" office:value-type="float" office:value="2.03195" calcext:value-type="float">
            <text:p>2.03195</text:p>
          </table:table-cell>
          <table:table-cell table:style-name="ce3" office:value-type="float" office:value="16.9189" calcext:value-type="float">
            <text:p>16.9189</text:p>
          </table:table-cell>
          <table:table-cell table:style-name="ce3" office:value-type="float" office:value="2.02082" calcext:value-type="float">
            <text:p>2.02082</text:p>
          </table:table-cell>
          <table:table-cell table:style-name="ce3" office:value-type="float" office:value="2.02591" calcext:value-type="float">
            <text:p>2.02591</text:p>
          </table:table-cell>
          <table:table-cell table:style-name="ce3" office:value-type="float" office:value="16.91863" calcext:value-type="float">
            <text:p>16.91863</text:p>
          </table:table-cell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float" office:value="2.04681" calcext:value-type="float">
            <text:p>2.04681</text:p>
          </table:table-cell>
          <table:table-cell table:style-name="ce3" office:value-type="float" office:value="0.97924" calcext:value-type="float">
            <text:p>0.97924</text:p>
          </table:table-cell>
          <table:table-cell table:style-name="ce3" office:value-type="float" office:value="16.91974" calcext:value-type="float">
            <text:p>16.91974</text:p>
          </table:table-cell>
          <table:table-cell table:style-name="ce3" office:value-type="float" office:value="2.05302" calcext:value-type="float">
            <text:p>2.05302</text:p>
          </table:table-cell>
          <table:table-cell table:style-name="ce3" office:value-type="float" office:value="0.9695" calcext:value-type="float">
            <text:p>0.9695</text:p>
          </table:table-cell>
          <table:table-cell table:style-name="ce3" office:value-type="float" office:value="16.92845" calcext:value-type="float">
            <text:p>16.92845</text:p>
          </table:table-cell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office:value-type="float" office:value="2.16034" calcext:value-type="float">
            <text:p>2.16034</text:p>
          </table:table-cell>
          <table:table-cell table:style-name="ce3" office:value-type="float" office:value="0.69491" calcext:value-type="float">
            <text:p>0.69491</text:p>
          </table:table-cell>
          <table:table-cell table:style-name="ce3" office:value-type="float" office:value="16.01444" calcext:value-type="float">
            <text:p>16.01444</text:p>
          </table:table-cell>
          <table:table-cell table:style-name="ce3" office:value-type="float" office:value="2.15956" calcext:value-type="float">
            <text:p>2.15956</text:p>
          </table:table-cell>
          <table:table-cell table:style-name="ce3" office:value-type="float" office:value="0.70112" calcext:value-type="float">
            <text:p>0.70112</text:p>
          </table:table-cell>
          <table:table-cell table:style-name="ce3" office:value-type="float" office:value="16.01498" calcext:value-type="float">
            <text:p>16.01498</text:p>
          </table:table-cell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float" office:value="2.0616" calcext:value-type="float">
            <text:p>2.0616</text:p>
          </table:table-cell>
          <table:table-cell table:style-name="ce3" office:value-type="float" office:value="0.62784" calcext:value-type="float">
            <text:p>0.62784</text:p>
          </table:table-cell>
          <table:table-cell table:style-name="ce3" office:value-type="float" office:value="15.71883" calcext:value-type="float">
            <text:p>15.71883</text:p>
          </table:table-cell>
          <table:table-cell table:style-name="ce3" office:value-type="float" office:value="2.09513" calcext:value-type="float">
            <text:p>2.09513</text:p>
          </table:table-cell>
          <table:table-cell table:style-name="ce3" office:value-type="float" office:value="0.62707" calcext:value-type="float">
            <text:p>0.62707</text:p>
          </table:table-cell>
          <table:table-cell table:style-name="ce3" office:value-type="float" office:value="15.72034" calcext:value-type="float">
            <text:p>15.72034</text:p>
          </table:table-cell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3" office:value-type="float" office:value="1.80606" calcext:value-type="float">
            <text:p>1.80606</text:p>
          </table:table-cell>
          <table:table-cell table:style-name="ce3" office:value-type="float" office:value="0.6946" calcext:value-type="float">
            <text:p>0.6946</text:p>
          </table:table-cell>
          <table:table-cell table:style-name="ce3" office:value-type="float" office:value="12.49953" calcext:value-type="float">
            <text:p>12.49953</text:p>
          </table:table-cell>
          <table:table-cell table:style-name="ce3" office:value-type="float" office:value="1.80296" calcext:value-type="float">
            <text:p>1.80296</text:p>
          </table:table-cell>
          <table:table-cell table:style-name="ce3" office:value-type="float" office:value="0.72822" calcext:value-type="float">
            <text:p>0.72822</text:p>
          </table:table-cell>
          <table:table-cell table:style-name="ce3" office:value-type="float" office:value="12.47545" calcext:value-type="float">
            <text:p>12.47545</text:p>
          </table:table-cell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office:value-type="float" office:value="1.92632" calcext:value-type="float">
            <text:p>1.92632</text:p>
          </table:table-cell>
          <table:table-cell table:style-name="ce3" office:value-type="float" office:value="1.80658" calcext:value-type="float">
            <text:p>1.80658</text:p>
          </table:table-cell>
          <table:table-cell table:style-name="ce3" office:value-type="float" office:value="31.1836" calcext:value-type="float">
            <text:p>31.1836</text:p>
          </table:table-cell>
          <table:table-cell table:style-name="ce3" office:value-type="float" office:value="1.93518" calcext:value-type="float">
            <text:p>1.93518</text:p>
          </table:table-cell>
          <table:table-cell table:style-name="ce3" office:value-type="float" office:value="1.80339" calcext:value-type="float">
            <text:p>1.80339</text:p>
          </table:table-cell>
          <table:table-cell table:style-name="ce3" office:value-type="float" office:value="31.18566" calcext:value-type="float">
            <text:p>31.18566</text:p>
          </table:table-cell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3" office:value-type="float" office:value="1.54182" calcext:value-type="float">
            <text:p>1.54182</text:p>
          </table:table-cell>
          <table:table-cell table:style-name="ce3" office:value-type="float" office:value="1.57317" calcext:value-type="float">
            <text:p>1.57317</text:p>
          </table:table-cell>
          <table:table-cell table:style-name="ce3" office:value-type="float" office:value="62.62221" calcext:value-type="float">
            <text:p>62.62221</text:p>
          </table:table-cell>
          <table:table-cell table:style-name="ce3" office:value-type="float" office:value="1.5403" calcext:value-type="float">
            <text:p>1.5403</text:p>
          </table:table-cell>
          <table:table-cell table:style-name="ce3" office:value-type="float" office:value="1.58206" calcext:value-type="float">
            <text:p>1.58206</text:p>
          </table:table-cell>
          <table:table-cell table:style-name="ce3" office:value-type="float" office:value="62.61771" calcext:value-type="float">
            <text:p>62.61771</text:p>
          </table:table-cell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3" office:value-type="float" office:value="1.95528" calcext:value-type="float">
            <text:p>1.95528</text:p>
          </table:table-cell>
          <table:table-cell table:style-name="ce3" office:value-type="float" office:value="1.92573" calcext:value-type="float">
            <text:p>1.92573</text:p>
          </table:table-cell>
          <table:table-cell table:style-name="ce3" office:value-type="float" office:value="54.76718" calcext:value-type="float">
            <text:p>54.76718</text:p>
          </table:table-cell>
          <table:table-cell table:style-name="ce3" office:value-type="float" office:value="1.9543" calcext:value-type="float">
            <text:p>1.9543</text:p>
          </table:table-cell>
          <table:table-cell table:style-name="ce3" office:value-type="float" office:value="1.92412" calcext:value-type="float">
            <text:p>1.92412</text:p>
          </table:table-cell>
          <table:table-cell table:style-name="ce3" office:value-type="float" office:value="54.77044" calcext:value-type="float">
            <text:p>54.77044</text:p>
          </table:table-cell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3" office:value-type="float" office:value="1.81213" calcext:value-type="float">
            <text:p>1.81213</text:p>
          </table:table-cell>
          <table:table-cell table:style-name="ce3" office:value-type="float" office:value="1.9408" calcext:value-type="float">
            <text:p>1.9408</text:p>
          </table:table-cell>
          <table:table-cell table:style-name="ce3" office:value-type="float" office:value="62.75793" calcext:value-type="float">
            <text:p>62.75793</text:p>
          </table:table-cell>
          <table:table-cell table:style-name="ce3" office:value-type="float" office:value="1.81505" calcext:value-type="float">
            <text:p>1.81505</text:p>
          </table:table-cell>
          <table:table-cell table:style-name="ce3" office:value-type="float" office:value="1.93962" calcext:value-type="float">
            <text:p>1.93962</text:p>
          </table:table-cell>
          <table:table-cell table:style-name="ce3" office:value-type="float" office:value="62.7448" calcext:value-type="float">
            <text:p>62.7448</text:p>
          </table:table-cell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3" office:value-type="float" office:value="1.93868" calcext:value-type="float">
            <text:p>1.93868</text:p>
          </table:table-cell>
          <table:table-cell table:style-name="ce3" office:value-type="float" office:value="1.82279" calcext:value-type="float">
            <text:p>1.82279</text:p>
          </table:table-cell>
          <table:table-cell table:style-name="ce3" office:value-type="float" office:value="65.1421" calcext:value-type="float">
            <text:p>65.1421</text:p>
          </table:table-cell>
          <table:table-cell table:style-name="ce3" office:value-type="float" office:value="1.94115" calcext:value-type="float">
            <text:p>1.94115</text:p>
          </table:table-cell>
          <table:table-cell table:style-name="ce3" office:value-type="float" office:value="1.8257" calcext:value-type="float">
            <text:p>1.8257</text:p>
          </table:table-cell>
          <table:table-cell table:style-name="ce3" office:value-type="float" office:value="65.13604" calcext:value-type="float">
            <text:p>65.13604</text:p>
          </table:table-cell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3" office:value-type="float" office:value="1.92477" calcext:value-type="float">
            <text:p>1.92477</text:p>
          </table:table-cell>
          <table:table-cell table:style-name="ce3" office:value-type="float" office:value="1.93706" calcext:value-type="float">
            <text:p>1.93706</text:p>
          </table:table-cell>
          <table:table-cell table:style-name="ce3" office:value-type="float" office:value="64.59633" calcext:value-type="float">
            <text:p>64.59633</text:p>
          </table:table-cell>
          <table:table-cell table:style-name="ce3" office:value-type="float" office:value="1.92492" calcext:value-type="float">
            <text:p>1.92492</text:p>
          </table:table-cell>
          <table:table-cell table:style-name="ce3" office:value-type="float" office:value="1.93946" calcext:value-type="float">
            <text:p>1.93946</text:p>
          </table:table-cell>
          <table:table-cell table:style-name="ce3" office:value-type="float" office:value="64.59809" calcext:value-type="float">
            <text:p>64.59809</text:p>
          </table:table-cell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3" office:value-type="float" office:value="1.89471" calcext:value-type="float">
            <text:p>1.89471</text:p>
          </table:table-cell>
          <table:table-cell table:style-name="ce3" office:value-type="float" office:value="1.91907" calcext:value-type="float">
            <text:p>1.91907</text:p>
          </table:table-cell>
          <table:table-cell table:style-name="ce3" office:value-type="float" office:value="64.54737" calcext:value-type="float">
            <text:p>64.54737</text:p>
          </table:table-cell>
          <table:table-cell table:style-name="ce3" office:value-type="float" office:value="1.89884" calcext:value-type="float">
            <text:p>1.89884</text:p>
          </table:table-cell>
          <table:table-cell table:style-name="ce3" office:value-type="float" office:value="1.91919" calcext:value-type="float">
            <text:p>1.91919</text:p>
          </table:table-cell>
          <table:table-cell table:style-name="ce3" office:value-type="float" office:value="64.55194" calcext:value-type="float">
            <text:p>64.55194</text:p>
          </table:table-cell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3" office:value-type="float" office:value="1.90565" calcext:value-type="float">
            <text:p>1.90565</text:p>
          </table:table-cell>
          <table:table-cell table:style-name="ce3" office:value-type="float" office:value="1.89746" calcext:value-type="float">
            <text:p>1.89746</text:p>
          </table:table-cell>
          <table:table-cell table:style-name="ce3" office:value-type="float" office:value="65.14669" calcext:value-type="float">
            <text:p>65.14669</text:p>
          </table:table-cell>
          <table:table-cell table:style-name="ce3" office:value-type="float" office:value="1.91322" calcext:value-type="float">
            <text:p>1.91322</text:p>
          </table:table-cell>
          <table:table-cell table:style-name="ce3" office:value-type="float" office:value="1.90167" calcext:value-type="float">
            <text:p>1.90167</text:p>
          </table:table-cell>
          <table:table-cell table:style-name="ce3" office:value-type="float" office:value="65.14826" calcext:value-type="float">
            <text:p>65.14826</text:p>
          </table:table-cell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3" office:value-type="float" office:value="1.89423" calcext:value-type="float">
            <text:p>1.89423</text:p>
          </table:table-cell>
          <table:table-cell table:style-name="ce3" office:value-type="float" office:value="1.90812" calcext:value-type="float">
            <text:p>1.90812</text:p>
          </table:table-cell>
          <table:table-cell table:style-name="ce3" office:value-type="float" office:value="64.59812" calcext:value-type="float">
            <text:p>64.59812</text:p>
          </table:table-cell>
          <table:table-cell table:style-name="ce3" office:value-type="float" office:value="1.89372" calcext:value-type="float">
            <text:p>1.89372</text:p>
          </table:table-cell>
          <table:table-cell table:style-name="ce3" office:value-type="float" office:value="1.91567" calcext:value-type="float">
            <text:p>1.91567</text:p>
          </table:table-cell>
          <table:table-cell table:style-name="ce3" office:value-type="float" office:value="64.57873" calcext:value-type="float">
            <text:p>64.57873</text:p>
          </table:table-cell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3" office:value-type="float" office:value="1.90728" calcext:value-type="float">
            <text:p>1.90728</text:p>
          </table:table-cell>
          <table:table-cell table:style-name="ce3" office:value-type="float" office:value="1.88753" calcext:value-type="float">
            <text:p>1.88753</text:p>
          </table:table-cell>
          <table:table-cell table:style-name="ce3" office:value-type="float" office:value="64.60372" calcext:value-type="float">
            <text:p>64.60372</text:p>
          </table:table-cell>
          <table:table-cell table:style-name="ce3" office:value-type="float" office:value="1.91296" calcext:value-type="float">
            <text:p>1.91296</text:p>
          </table:table-cell>
          <table:table-cell table:style-name="ce3" office:value-type="float" office:value="1.88702" calcext:value-type="float">
            <text:p>1.88702</text:p>
          </table:table-cell>
          <table:table-cell table:style-name="ce3" office:value-type="float" office:value="64.60188" calcext:value-type="float">
            <text:p>64.60188</text:p>
          </table:table-cell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3" office:value-type="float" office:value="1.35562" calcext:value-type="float">
            <text:p>1.35562</text:p>
          </table:table-cell>
          <table:table-cell table:style-name="ce3" office:value-type="float" office:value="1.91396" calcext:value-type="float">
            <text:p>1.91396</text:p>
          </table:table-cell>
          <table:table-cell table:style-name="ce3" office:value-type="float" office:value="64.49021" calcext:value-type="float">
            <text:p>64.49021</text:p>
          </table:table-cell>
          <table:table-cell table:style-name="ce3" office:value-type="float" office:value="1.35214" calcext:value-type="float">
            <text:p>1.35214</text:p>
          </table:table-cell>
          <table:table-cell table:style-name="ce3" office:value-type="float" office:value="1.91954" calcext:value-type="float">
            <text:p>1.91954</text:p>
          </table:table-cell>
          <table:table-cell table:style-name="ce3" office:value-type="float" office:value="64.48418" calcext:value-type="float">
            <text:p>64.48418</text:p>
          </table:table-cell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3" office:value-type="float" office:value="2.3711" calcext:value-type="float">
            <text:p>2.3711</text:p>
          </table:table-cell>
          <table:table-cell table:style-name="ce3" office:value-type="float" office:value="2.37805" calcext:value-type="float">
            <text:p>2.37805</text:p>
          </table:table-cell>
          <table:table-cell table:style-name="ce3" office:value-type="float" office:value="36.21608" calcext:value-type="float">
            <text:p>36.21608</text:p>
          </table:table-cell>
          <table:table-cell table:style-name="ce3" office:value-type="float" office:value="2.36845" calcext:value-type="float">
            <text:p>2.36845</text:p>
          </table:table-cell>
          <table:table-cell table:style-name="ce3" office:value-type="float" office:value="2.37451" calcext:value-type="float">
            <text:p>2.37451</text:p>
          </table:table-cell>
          <table:table-cell table:style-name="ce3" office:value-type="float" office:value="36.23689" calcext:value-type="float">
            <text:p>36.23689</text:p>
          </table:table-cell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3" office:value-type="float" office:value="1.76169" calcext:value-type="float">
            <text:p>1.76169</text:p>
          </table:table-cell>
          <table:table-cell table:style-name="ce3" office:value-type="float" office:value="1.34874" calcext:value-type="float">
            <text:p>1.34874</text:p>
          </table:table-cell>
          <table:table-cell table:style-name="ce3" office:value-type="float" office:value="36.35026" calcext:value-type="float">
            <text:p>36.35026</text:p>
          </table:table-cell>
          <table:table-cell table:style-name="ce3" office:value-type="float" office:value="1.75913" calcext:value-type="float">
            <text:p>1.75913</text:p>
          </table:table-cell>
          <table:table-cell table:style-name="ce3" office:value-type="float" office:value="1.34595" calcext:value-type="float">
            <text:p>1.34595</text:p>
          </table:table-cell>
          <table:table-cell table:style-name="ce3" office:value-type="float" office:value="36.21158" calcext:value-type="float">
            <text:p>36.21158</text:p>
          </table:table-cell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3" office:value-type="float" office:value="1.87286" calcext:value-type="float">
            <text:p>1.87286</text:p>
          </table:table-cell>
          <table:table-cell table:style-name="ce3" office:value-type="float" office:value="1.75034" calcext:value-type="float">
            <text:p>1.75034</text:p>
          </table:table-cell>
          <table:table-cell table:style-name="ce3" office:value-type="float" office:value="64.76614" calcext:value-type="float">
            <text:p>64.76614</text:p>
          </table:table-cell>
          <table:table-cell table:style-name="ce3" office:value-type="float" office:value="1.87229" calcext:value-type="float">
            <text:p>1.87229</text:p>
          </table:table-cell>
          <table:table-cell table:style-name="ce3" office:value-type="float" office:value="1.74783" calcext:value-type="float">
            <text:p>1.74783</text:p>
          </table:table-cell>
          <table:table-cell table:style-name="ce3" office:value-type="float" office:value="64.78967" calcext:value-type="float">
            <text:p>64.78967</text:p>
          </table:table-cell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3" office:value-type="float" office:value="1.83997" calcext:value-type="float">
            <text:p>1.83997</text:p>
          </table:table-cell>
          <table:table-cell table:style-name="ce3" office:value-type="float" office:value="1.85864" calcext:value-type="float">
            <text:p>1.85864</text:p>
          </table:table-cell>
          <table:table-cell table:style-name="ce3" office:value-type="float" office:value="61.61865" calcext:value-type="float">
            <text:p>61.61865</text:p>
          </table:table-cell>
          <table:table-cell table:style-name="ce3" office:value-type="float" office:value="1.83881" calcext:value-type="float">
            <text:p>1.83881</text:p>
          </table:table-cell>
          <table:table-cell table:style-name="ce3" office:value-type="float" office:value="1.85807" calcext:value-type="float">
            <text:p>1.85807</text:p>
          </table:table-cell>
          <table:table-cell table:style-name="ce3" office:value-type="float" office:value="61.62813" calcext:value-type="float">
            <text:p>61.62813</text:p>
          </table:table-cell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3" office:value-type="float" office:value="1.54761" calcext:value-type="float">
            <text:p>1.54761</text:p>
          </table:table-cell>
          <table:table-cell table:style-name="ce3" office:value-type="float" office:value="1.49764" calcext:value-type="float">
            <text:p>1.49764</text:p>
          </table:table-cell>
          <table:table-cell table:style-name="ce3" office:value-type="float" office:value="62.52533" calcext:value-type="float">
            <text:p>62.52533</text:p>
          </table:table-cell>
          <table:table-cell table:style-name="ce3" office:value-type="float" office:value="1.54506" calcext:value-type="float">
            <text:p>1.54506</text:p>
          </table:table-cell>
          <table:table-cell table:style-name="ce3" office:value-type="float" office:value="1.4964" calcext:value-type="float">
            <text:p>1.4964</text:p>
          </table:table-cell>
          <table:table-cell table:style-name="ce3" office:value-type="float" office:value="62.51519" calcext:value-type="float">
            <text:p>62.51519</text:p>
          </table:table-cell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3" office:value-type="float" office:value="1.93105" calcext:value-type="float">
            <text:p>1.93105</text:p>
          </table:table-cell>
          <table:table-cell table:style-name="ce3" office:value-type="float" office:value="1.90587" calcext:value-type="float">
            <text:p>1.90587</text:p>
          </table:table-cell>
          <table:table-cell table:style-name="ce3" office:value-type="float" office:value="57.48631" calcext:value-type="float">
            <text:p>57.48631</text:p>
          </table:table-cell>
          <table:table-cell table:style-name="ce3" office:value-type="float" office:value="1.93485" calcext:value-type="float">
            <text:p>1.93485</text:p>
          </table:table-cell>
          <table:table-cell table:style-name="ce3" office:value-type="float" office:value="1.90314" calcext:value-type="float">
            <text:p>1.90314</text:p>
          </table:table-cell>
          <table:table-cell table:style-name="ce3" office:value-type="float" office:value="57.47127" calcext:value-type="float">
            <text:p>57.47127</text:p>
          </table:table-cell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3" office:value-type="float" office:value="1.91127" calcext:value-type="float">
            <text:p>1.91127</text:p>
          </table:table-cell>
          <table:table-cell table:style-name="ce3" office:value-type="float" office:value="1.91726" calcext:value-type="float">
            <text:p>1.91726</text:p>
          </table:table-cell>
          <table:table-cell table:style-name="ce3" office:value-type="float" office:value="60.09246" calcext:value-type="float">
            <text:p>60.09246</text:p>
          </table:table-cell>
          <table:table-cell table:style-name="ce3" office:value-type="float" office:value="1.91626" calcext:value-type="float">
            <text:p>1.91626</text:p>
          </table:table-cell>
          <table:table-cell table:style-name="ce3" office:value-type="float" office:value="1.92108" calcext:value-type="float">
            <text:p>1.92108</text:p>
          </table:table-cell>
          <table:table-cell table:style-name="ce3" office:value-type="float" office:value="60.09688" calcext:value-type="float">
            <text:p>60.09688</text:p>
          </table:table-cell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3" office:value-type="float" office:value="1.93986" calcext:value-type="float">
            <text:p>1.93986</text:p>
          </table:table-cell>
          <table:table-cell table:style-name="ce3" office:value-type="float" office:value="1.9376" calcext:value-type="float">
            <text:p>1.9376</text:p>
          </table:table-cell>
          <table:table-cell table:style-name="ce3" office:value-type="float" office:value="60.12393" calcext:value-type="float">
            <text:p>60.12393</text:p>
          </table:table-cell>
          <table:table-cell table:style-name="ce3" office:value-type="float" office:value="1.94872" calcext:value-type="float">
            <text:p>1.94872</text:p>
          </table:table-cell>
          <table:table-cell table:style-name="ce3" office:value-type="float" office:value="1.94248" calcext:value-type="float">
            <text:p>1.94248</text:p>
          </table:table-cell>
          <table:table-cell table:style-name="ce3" office:value-type="float" office:value="60.12919" calcext:value-type="float">
            <text:p>60.12919</text:p>
          </table:table-cell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3" office:value-type="float" office:value="1.96307" calcext:value-type="float">
            <text:p>1.96307</text:p>
          </table:table-cell>
          <table:table-cell table:style-name="ce3" office:value-type="float" office:value="1.93984" calcext:value-type="float">
            <text:p>1.93984</text:p>
          </table:table-cell>
          <table:table-cell table:style-name="ce3" office:value-type="float" office:value="60.08382" calcext:value-type="float">
            <text:p>60.08382</text:p>
          </table:table-cell>
          <table:table-cell table:style-name="ce3" office:value-type="float" office:value="1.96774" calcext:value-type="float">
            <text:p>1.96774</text:p>
          </table:table-cell>
          <table:table-cell table:style-name="ce3" office:value-type="float" office:value="1.94882" calcext:value-type="float">
            <text:p>1.94882</text:p>
          </table:table-cell>
          <table:table-cell table:style-name="ce3" office:value-type="float" office:value="60.07725" calcext:value-type="float">
            <text:p>60.07725</text:p>
          </table:table-cell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3" office:value-type="float" office:value="1.92526" calcext:value-type="float">
            <text:p>1.92526</text:p>
          </table:table-cell>
          <table:table-cell table:style-name="ce3" office:value-type="float" office:value="1.95036" calcext:value-type="float">
            <text:p>1.95036</text:p>
          </table:table-cell>
          <table:table-cell table:style-name="ce3" office:value-type="float" office:value="60.07565" calcext:value-type="float">
            <text:p>60.07565</text:p>
          </table:table-cell>
          <table:table-cell table:style-name="ce3" office:value-type="float" office:value="1.93295" calcext:value-type="float">
            <text:p>1.93295</text:p>
          </table:table-cell>
          <table:table-cell table:style-name="ce3" office:value-type="float" office:value="1.95483" calcext:value-type="float">
            <text:p>1.95483</text:p>
          </table:table-cell>
          <table:table-cell table:style-name="ce3" office:value-type="float" office:value="60.07179" calcext:value-type="float">
            <text:p>60.07179</text:p>
          </table:table-cell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3" office:value-type="float" office:value="1.72078" calcext:value-type="float">
            <text:p>1.72078</text:p>
          </table:table-cell>
          <table:table-cell table:style-name="ce3" office:value-type="float" office:value="1.92593" calcext:value-type="float">
            <text:p>1.92593</text:p>
          </table:table-cell>
          <table:table-cell table:style-name="ce3" office:value-type="float" office:value="60.07273" calcext:value-type="float">
            <text:p>60.07273</text:p>
          </table:table-cell>
          <table:table-cell table:style-name="ce3" office:value-type="float" office:value="1.69441" calcext:value-type="float">
            <text:p>1.69441</text:p>
          </table:table-cell>
          <table:table-cell table:style-name="ce3" office:value-type="float" office:value="1.93345" calcext:value-type="float">
            <text:p>1.93345</text:p>
          </table:table-cell>
          <table:table-cell table:style-name="ce3" office:value-type="float" office:value="60.06248" calcext:value-type="float">
            <text:p>60.06248</text:p>
          </table:table-cell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3" office:value-type="float" office:value="2.02787" calcext:value-type="float">
            <text:p>2.02787</text:p>
          </table:table-cell>
          <table:table-cell table:style-name="ce3" office:value-type="float" office:value="2.05425" calcext:value-type="float">
            <text:p>2.05425</text:p>
          </table:table-cell>
          <table:table-cell table:style-name="ce3" office:value-type="float" office:value="21.72701" calcext:value-type="float">
            <text:p>21.72701</text:p>
          </table:table-cell>
          <table:table-cell table:style-name="ce3" office:value-type="float" office:value="2.02376" calcext:value-type="float">
            <text:p>2.02376</text:p>
          </table:table-cell>
          <table:table-cell table:style-name="ce3" office:value-type="float" office:value="2.02797" calcext:value-type="float">
            <text:p>2.02797</text:p>
          </table:table-cell>
          <table:table-cell table:style-name="ce3" office:value-type="float" office:value="21.7135" calcext:value-type="float">
            <text:p>21.7135</text:p>
          </table:table-cell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3" office:value-type="float" office:value="1.93388" calcext:value-type="float">
            <text:p>1.93388</text:p>
          </table:table-cell>
          <table:table-cell table:style-name="ce3" office:value-type="float" office:value="1.69436" calcext:value-type="float">
            <text:p>1.69436</text:p>
          </table:table-cell>
          <table:table-cell table:style-name="ce3" office:value-type="float" office:value="21.71676" calcext:value-type="float">
            <text:p>21.71676</text:p>
          </table:table-cell>
          <table:table-cell table:style-name="ce3" office:value-type="float" office:value="1.93733" calcext:value-type="float">
            <text:p>1.93733</text:p>
          </table:table-cell>
          <table:table-cell table:style-name="ce3" office:value-type="float" office:value="1.69036" calcext:value-type="float">
            <text:p>1.69036</text:p>
          </table:table-cell>
          <table:table-cell table:style-name="ce3" office:value-type="float" office:value="21.69651" calcext:value-type="float">
            <text:p>21.69651</text:p>
          </table:table-cell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3" office:value-type="float" office:value="1.92954" calcext:value-type="float">
            <text:p>1.92954</text:p>
          </table:table-cell>
          <table:table-cell table:style-name="ce3" office:value-type="float" office:value="1.95565" calcext:value-type="float">
            <text:p>1.95565</text:p>
          </table:table-cell>
          <table:table-cell table:style-name="ce3" office:value-type="float" office:value="60.13556" calcext:value-type="float">
            <text:p>60.13556</text:p>
          </table:table-cell>
          <table:table-cell table:style-name="ce3" office:value-type="float" office:value="1.93111" calcext:value-type="float">
            <text:p>1.93111</text:p>
          </table:table-cell>
          <table:table-cell table:style-name="ce3" office:value-type="float" office:value="1.95898" calcext:value-type="float">
            <text:p>1.95898</text:p>
          </table:table-cell>
          <table:table-cell table:style-name="ce3" office:value-type="float" office:value="60.14792" calcext:value-type="float">
            <text:p>60.14792</text:p>
          </table:table-cell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3" office:value-type="float" office:value="1.9245" calcext:value-type="float">
            <text:p>1.9245</text:p>
          </table:table-cell>
          <table:table-cell table:style-name="ce3" office:value-type="float" office:value="1.94161" calcext:value-type="float">
            <text:p>1.94161</text:p>
          </table:table-cell>
          <table:table-cell table:style-name="ce3" office:value-type="float" office:value="60.08834" calcext:value-type="float">
            <text:p>60.08834</text:p>
          </table:table-cell>
          <table:table-cell table:style-name="ce3" office:value-type="float" office:value="1.92466" calcext:value-type="float">
            <text:p>1.92466</text:p>
          </table:table-cell>
          <table:table-cell table:style-name="ce3" office:value-type="float" office:value="1.94329" calcext:value-type="float">
            <text:p>1.94329</text:p>
          </table:table-cell>
          <table:table-cell table:style-name="ce3" office:value-type="float" office:value="60.09029" calcext:value-type="float">
            <text:p>60.09029</text:p>
          </table:table-cell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3" office:value-type="float" office:value="1.91312" calcext:value-type="float">
            <text:p>1.91312</text:p>
          </table:table-cell>
          <table:table-cell table:style-name="ce3" office:value-type="float" office:value="1.90706" calcext:value-type="float">
            <text:p>1.90706</text:p>
          </table:table-cell>
          <table:table-cell table:style-name="ce3" office:value-type="float" office:value="58.11201" calcext:value-type="float">
            <text:p>58.11201</text:p>
          </table:table-cell>
          <table:table-cell table:style-name="ce3" office:value-type="float" office:value="1.91719" calcext:value-type="float">
            <text:p>1.91719</text:p>
          </table:table-cell>
          <table:table-cell table:style-name="ce3" office:value-type="float" office:value="1.90713" calcext:value-type="float">
            <text:p>1.90713</text:p>
          </table:table-cell>
          <table:table-cell table:style-name="ce3" office:value-type="float" office:value="58.1178" calcext:value-type="float">
            <text:p>58.1178</text:p>
          </table:table-cell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style-name="ce3" office:value-type="float" office:value="1.89397" calcext:value-type="float">
            <text:p>1.89397</text:p>
          </table:table-cell>
          <table:table-cell table:style-name="ce3" office:value-type="float" office:value="1.89317" calcext:value-type="float">
            <text:p>1.89317</text:p>
          </table:table-cell>
          <table:table-cell table:style-name="ce3" office:value-type="float" office:value="55.59808" calcext:value-type="float">
            <text:p>55.59808</text:p>
          </table:table-cell>
          <table:table-cell table:style-name="ce3" office:value-type="float" office:value="1.89246" calcext:value-type="float">
            <text:p>1.89246</text:p>
          </table:table-cell>
          <table:table-cell table:style-name="ce3" office:value-type="float" office:value="1.89736" calcext:value-type="float">
            <text:p>1.89736</text:p>
          </table:table-cell>
          <table:table-cell table:style-name="ce3" office:value-type="float" office:value="55.61486" calcext:value-type="float">
            <text:p>55.61486</text:p>
          </table:table-cell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3" office:value-type="float" office:value="1.90795" calcext:value-type="float">
            <text:p>1.90795</text:p>
          </table:table-cell>
          <table:table-cell table:style-name="ce3" office:value-type="float" office:value="1.88821" calcext:value-type="float">
            <text:p>1.88821</text:p>
          </table:table-cell>
          <table:table-cell table:style-name="ce3" office:value-type="float" office:value="64.27174" calcext:value-type="float">
            <text:p>64.27174</text:p>
          </table:table-cell>
          <table:table-cell table:style-name="ce3" office:value-type="float" office:value="1.91081" calcext:value-type="float">
            <text:p>1.91081</text:p>
          </table:table-cell>
          <table:table-cell table:style-name="ce3" office:value-type="float" office:value="1.88667" calcext:value-type="float">
            <text:p>1.88667</text:p>
          </table:table-cell>
          <table:table-cell table:style-name="ce3" office:value-type="float" office:value="64.27135" calcext:value-type="float">
            <text:p>64.27135</text:p>
          </table:table-cell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style-name="ce3" office:value-type="float" office:value="1.89839" calcext:value-type="float">
            <text:p>1.89839</text:p>
          </table:table-cell>
          <table:table-cell table:style-name="ce3" office:value-type="float" office:value="1.92006" calcext:value-type="float">
            <text:p>1.92006</text:p>
          </table:table-cell>
          <table:table-cell table:style-name="ce3" office:value-type="float" office:value="46.16078" calcext:value-type="float">
            <text:p>46.16078</text:p>
          </table:table-cell>
          <table:table-cell table:style-name="ce3" office:value-type="float" office:value="1.89925" calcext:value-type="float">
            <text:p>1.89925</text:p>
          </table:table-cell>
          <table:table-cell table:style-name="ce3" office:value-type="float" office:value="1.92283" calcext:value-type="float">
            <text:p>1.92283</text:p>
          </table:table-cell>
          <table:table-cell table:style-name="ce3" office:value-type="float" office:value="46.15359" calcext:value-type="float">
            <text:p>46.15359</text:p>
          </table:table-cell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3" office:value-type="float" office:value="1.90748" calcext:value-type="float">
            <text:p>1.90748</text:p>
          </table:table-cell>
          <table:table-cell table:style-name="ce3" office:value-type="float" office:value="1.90774" calcext:value-type="float">
            <text:p>1.90774</text:p>
          </table:table-cell>
          <table:table-cell table:style-name="ce3" office:value-type="float" office:value="55.34071" calcext:value-type="float">
            <text:p>55.34071</text:p>
          </table:table-cell>
          <table:table-cell table:style-name="ce3" office:value-type="float" office:value="1.90234" calcext:value-type="float">
            <text:p>1.90234</text:p>
          </table:table-cell>
          <table:table-cell table:style-name="ce3" office:value-type="float" office:value="1.90852" calcext:value-type="float">
            <text:p>1.90852</text:p>
          </table:table-cell>
          <table:table-cell table:style-name="ce3" office:value-type="float" office:value="55.34844" calcext:value-type="float">
            <text:p>55.34844</text:p>
          </table:table-cell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style-name="ce3" office:value-type="float" office:value="1.91008" calcext:value-type="float">
            <text:p>1.91008</text:p>
          </table:table-cell>
          <table:table-cell table:style-name="ce3" office:value-type="float" office:value="1.90077" calcext:value-type="float">
            <text:p>1.90077</text:p>
          </table:table-cell>
          <table:table-cell table:style-name="ce3" office:value-type="float" office:value="55.3423" calcext:value-type="float">
            <text:p>55.3423</text:p>
          </table:table-cell>
          <table:table-cell table:style-name="ce3" office:value-type="float" office:value="1.91262" calcext:value-type="float">
            <text:p>1.91262</text:p>
          </table:table-cell>
          <table:table-cell table:style-name="ce3" office:value-type="float" office:value="1.89582" calcext:value-type="float">
            <text:p>1.89582</text:p>
          </table:table-cell>
          <table:table-cell table:style-name="ce3" office:value-type="float" office:value="55.30754" calcext:value-type="float">
            <text:p>55.30754</text:p>
          </table:table-cell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3" office:value-type="float" office:value="1.90447" calcext:value-type="float">
            <text:p>1.90447</text:p>
          </table:table-cell>
          <table:table-cell table:style-name="ce3" office:value-type="float" office:value="1.91856" calcext:value-type="float">
            <text:p>1.91856</text:p>
          </table:table-cell>
          <table:table-cell table:style-name="ce3" office:value-type="float" office:value="55.28538" calcext:value-type="float">
            <text:p>55.28538</text:p>
          </table:table-cell>
          <table:table-cell table:style-name="ce3" office:value-type="float" office:value="1.91036" calcext:value-type="float">
            <text:p>1.91036</text:p>
          </table:table-cell>
          <table:table-cell table:style-name="ce3" office:value-type="float" office:value="1.92116" calcext:value-type="float">
            <text:p>1.92116</text:p>
          </table:table-cell>
          <table:table-cell table:style-name="ce3" office:value-type="float" office:value="55.27692" calcext:value-type="float">
            <text:p>55.27692</text:p>
          </table:table-cell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3" office:value-type="float" office:value="1.92091" calcext:value-type="float">
            <text:p>1.92091</text:p>
          </table:table-cell>
          <table:table-cell table:style-name="ce3" office:value-type="float" office:value="1.91716" calcext:value-type="float">
            <text:p>1.91716</text:p>
          </table:table-cell>
          <table:table-cell table:style-name="ce3" office:value-type="float" office:value="55.25918" calcext:value-type="float">
            <text:p>55.25918</text:p>
          </table:table-cell>
          <table:table-cell table:style-name="ce3" office:value-type="float" office:value="1.92504" calcext:value-type="float">
            <text:p>1.92504</text:p>
          </table:table-cell>
          <table:table-cell table:style-name="ce3" office:value-type="float" office:value="1.92313" calcext:value-type="float">
            <text:p>1.92313</text:p>
          </table:table-cell>
          <table:table-cell table:style-name="ce3" office:value-type="float" office:value="55.2469" calcext:value-type="float">
            <text:p>55.2469</text:p>
          </table:table-cell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3" office:value-type="float" office:value="1.93143" calcext:value-type="float">
            <text:p>1.93143</text:p>
          </table:table-cell>
          <table:table-cell table:style-name="ce3" office:value-type="float" office:value="1.91187" calcext:value-type="float">
            <text:p>1.91187</text:p>
          </table:table-cell>
          <table:table-cell table:style-name="ce3" office:value-type="float" office:value="55.29309" calcext:value-type="float">
            <text:p>55.29309</text:p>
          </table:table-cell>
          <table:table-cell table:style-name="ce3" office:value-type="float" office:value="1.93532" calcext:value-type="float">
            <text:p>1.93532</text:p>
          </table:table-cell>
          <table:table-cell table:style-name="ce3" office:value-type="float" office:value="1.91621" calcext:value-type="float">
            <text:p>1.91621</text:p>
          </table:table-cell>
          <table:table-cell table:style-name="ce3" office:value-type="float" office:value="55.30563" calcext:value-type="float">
            <text:p>55.30563</text:p>
          </table:table-cell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3" office:value-type="float" office:value="1.9591" calcext:value-type="float">
            <text:p>1.9591</text:p>
          </table:table-cell>
          <table:table-cell table:style-name="ce3" office:value-type="float" office:value="1.94163" calcext:value-type="float">
            <text:p>1.94163</text:p>
          </table:table-cell>
          <table:table-cell table:style-name="ce3" office:value-type="float" office:value="55.25983" calcext:value-type="float">
            <text:p>55.25983</text:p>
          </table:table-cell>
          <table:table-cell table:style-name="ce3" office:value-type="float" office:value="1.96454" calcext:value-type="float">
            <text:p>1.96454</text:p>
          </table:table-cell>
          <table:table-cell table:style-name="ce3" office:value-type="float" office:value="1.9454" calcext:value-type="float">
            <text:p>1.9454</text:p>
          </table:table-cell>
          <table:table-cell table:style-name="ce3" office:value-type="float" office:value="55.26725" calcext:value-type="float">
            <text:p>55.26725</text:p>
          </table:table-cell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.94097" calcext:value-type="float">
            <text:p>1.94097</text:p>
          </table:table-cell>
          <table:table-cell table:style-name="ce3" office:value-type="float" office:value="1.94778" calcext:value-type="float">
            <text:p>1.94778</text:p>
          </table:table-cell>
          <table:table-cell table:style-name="ce3" office:value-type="float" office:value="58.49781" calcext:value-type="float">
            <text:p>58.49781</text:p>
          </table:table-cell>
          <table:table-cell table:style-name="ce3" office:value-type="float" office:value="1.94955" calcext:value-type="float">
            <text:p>1.94955</text:p>
          </table:table-cell>
          <table:table-cell table:style-name="ce3" office:value-type="float" office:value="1.95335" calcext:value-type="float">
            <text:p>1.95335</text:p>
          </table:table-cell>
          <table:table-cell table:style-name="ce3" office:value-type="float" office:value="58.48859" calcext:value-type="float">
            <text:p>58.48859</text:p>
          </table:table-cell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.98609" calcext:value-type="float">
            <text:p>1.98609</text:p>
          </table:table-cell>
          <table:table-cell table:style-name="ce3" office:value-type="float" office:value="1.94517" calcext:value-type="float">
            <text:p>1.94517</text:p>
          </table:table-cell>
          <table:table-cell table:style-name="ce3" office:value-type="float" office:value="62.14673" calcext:value-type="float">
            <text:p>62.14673</text:p>
          </table:table-cell>
          <table:table-cell table:style-name="ce3" office:value-type="float" office:value="1.99029" calcext:value-type="float">
            <text:p>1.99029</text:p>
          </table:table-cell>
          <table:table-cell table:style-name="ce3" office:value-type="float" office:value="1.95371" calcext:value-type="float">
            <text:p>1.95371</text:p>
          </table:table-cell>
          <table:table-cell table:style-name="ce3" office:value-type="float" office:value="62.13639" calcext:value-type="float">
            <text:p>62.13639</text:p>
          </table:table-cell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style-name="ce3" office:value-type="float" office:value="1.97466" calcext:value-type="float">
            <text:p>1.97466</text:p>
          </table:table-cell>
          <table:table-cell table:style-name="ce3" office:value-type="float" office:value="1.96731" calcext:value-type="float">
            <text:p>1.96731</text:p>
          </table:table-cell>
          <table:table-cell table:style-name="ce3" office:value-type="float" office:value="62.13918" calcext:value-type="float">
            <text:p>62.13918</text:p>
          </table:table-cell>
          <table:table-cell table:style-name="ce3" office:value-type="float" office:value="1.9824" calcext:value-type="float">
            <text:p>1.9824</text:p>
          </table:table-cell>
          <table:table-cell table:style-name="ce3" office:value-type="float" office:value="1.97152" calcext:value-type="float">
            <text:p>1.97152</text:p>
          </table:table-cell>
          <table:table-cell table:style-name="ce3" office:value-type="float" office:value="62.11933" calcext:value-type="float">
            <text:p>62.11933</text:p>
          </table:table-cell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3" office:value-type="float" office:value="2.01369" calcext:value-type="float">
            <text:p>2.01369</text:p>
          </table:table-cell>
          <table:table-cell table:style-name="ce3" office:value-type="float" office:value="1.98036" calcext:value-type="float">
            <text:p>1.98036</text:p>
          </table:table-cell>
          <table:table-cell table:style-name="ce3" office:value-type="float" office:value="62.12555" calcext:value-type="float">
            <text:p>62.12555</text:p>
          </table:table-cell>
          <table:table-cell table:style-name="ce3" office:value-type="float" office:value="1.98208" calcext:value-type="float">
            <text:p>1.98208</text:p>
          </table:table-cell>
          <table:table-cell table:style-name="ce3" office:value-type="float" office:value="1.98801" calcext:value-type="float">
            <text:p>1.98801</text:p>
          </table:table-cell>
          <table:table-cell table:style-name="ce3" office:value-type="float" office:value="62.12113" calcext:value-type="float">
            <text:p>62.12113</text:p>
          </table:table-cell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3" office:value-type="float" office:value="2.01929" calcext:value-type="float">
            <text:p>2.01929</text:p>
          </table:table-cell>
          <table:table-cell table:style-name="ce3" office:value-type="float" office:value="2.02759" calcext:value-type="float">
            <text:p>2.02759</text:p>
          </table:table-cell>
          <table:table-cell table:style-name="ce3" office:value-type="float" office:value="62.15757" calcext:value-type="float">
            <text:p>62.15757</text:p>
          </table:table-cell>
          <table:table-cell table:style-name="ce3" office:value-type="float" office:value="2.02087" calcext:value-type="float">
            <text:p>2.02087</text:p>
          </table:table-cell>
          <table:table-cell table:style-name="ce3" office:value-type="float" office:value="1.99592" calcext:value-type="float">
            <text:p>1.99592</text:p>
          </table:table-cell>
          <table:table-cell table:style-name="ce3" office:value-type="float" office:value="62.1614" calcext:value-type="float">
            <text:p>62.1614</text:p>
          </table:table-cell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.98843" calcext:value-type="float">
            <text:p>1.98843</text:p>
          </table:table-cell>
          <table:table-cell table:style-name="ce3" office:value-type="float" office:value="2.00182" calcext:value-type="float">
            <text:p>2.00182</text:p>
          </table:table-cell>
          <table:table-cell table:style-name="ce3" office:value-type="float" office:value="62.16937" calcext:value-type="float">
            <text:p>62.16937</text:p>
          </table:table-cell>
          <table:table-cell table:style-name="ce3" office:value-type="float" office:value="1.99694" calcext:value-type="float">
            <text:p>1.99694</text:p>
          </table:table-cell>
          <table:table-cell table:style-name="ce3" office:value-type="float" office:value="2.00332" calcext:value-type="float">
            <text:p>2.00332</text:p>
          </table:table-cell>
          <table:table-cell table:style-name="ce3" office:value-type="float" office:value="62.15994" calcext:value-type="float">
            <text:p>62.15994</text:p>
          </table:table-cell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style-name="ce3" office:value-type="float" office:value="1.93403" calcext:value-type="float">
            <text:p>1.93403</text:p>
          </table:table-cell>
          <table:table-cell table:style-name="ce3" office:value-type="float" office:value="1.97699" calcext:value-type="float">
            <text:p>1.97699</text:p>
          </table:table-cell>
          <table:table-cell table:style-name="ce3" office:value-type="float" office:value="62.11918" calcext:value-type="float">
            <text:p>62.11918</text:p>
          </table:table-cell>
          <table:table-cell table:style-name="ce3" office:value-type="float" office:value="1.93932" calcext:value-type="float">
            <text:p>1.93932</text:p>
          </table:table-cell>
          <table:table-cell table:style-name="ce3" office:value-type="float" office:value="1.98536" calcext:value-type="float">
            <text:p>1.98536</text:p>
          </table:table-cell>
          <table:table-cell table:style-name="ce3" office:value-type="float" office:value="62.12966" calcext:value-type="float">
            <text:p>62.12966</text:p>
          </table:table-cell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3" office:value-type="float" office:value="1.9525" calcext:value-type="float">
            <text:p>1.9525</text:p>
          </table:table-cell>
          <table:table-cell table:style-name="ce3" office:value-type="float" office:value="1.94176" calcext:value-type="float">
            <text:p>1.94176</text:p>
          </table:table-cell>
          <table:table-cell table:style-name="ce3" office:value-type="float" office:value="62.19956" calcext:value-type="float">
            <text:p>62.19956</text:p>
          </table:table-cell>
          <table:table-cell table:style-name="ce3" office:value-type="float" office:value="1.96259" calcext:value-type="float">
            <text:p>1.96259</text:p>
          </table:table-cell>
          <table:table-cell table:style-name="ce3" office:value-type="float" office:value="1.94702" calcext:value-type="float">
            <text:p>1.94702</text:p>
          </table:table-cell>
          <table:table-cell table:style-name="ce3" office:value-type="float" office:value="62.18658" calcext:value-type="float">
            <text:p>62.18658</text:p>
          </table:table-cell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3" office:value-type="float" office:value="1.39649" calcext:value-type="float">
            <text:p>1.39649</text:p>
          </table:table-cell>
          <table:table-cell table:style-name="ce3" office:value-type="float" office:value="1.95662" calcext:value-type="float">
            <text:p>1.95662</text:p>
          </table:table-cell>
          <table:table-cell table:style-name="ce3" office:value-type="float" office:value="59.09637" calcext:value-type="float">
            <text:p>59.09637</text:p>
          </table:table-cell>
          <table:table-cell table:style-name="ce3" office:value-type="float" office:value="1.39351" calcext:value-type="float">
            <text:p>1.39351</text:p>
          </table:table-cell>
          <table:table-cell table:style-name="ce3" office:value-type="float" office:value="1.96649" calcext:value-type="float">
            <text:p>1.96649</text:p>
          </table:table-cell>
          <table:table-cell table:style-name="ce3" office:value-type="float" office:value="59.10087" calcext:value-type="float">
            <text:p>59.10087</text:p>
          </table:table-cell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style-name="ce3" office:value-type="float" office:value="0.60047" calcext:value-type="float">
            <text:p>0.60047</text:p>
          </table:table-cell>
          <table:table-cell table:style-name="ce3" office:value-type="float" office:value="2.35856" calcext:value-type="float">
            <text:p>2.35856</text:p>
          </table:table-cell>
          <table:table-cell table:style-name="ce3" office:value-type="float" office:value="38.26465" calcext:value-type="float">
            <text:p>38.26465</text:p>
          </table:table-cell>
          <table:table-cell table:style-name="ce3" office:value-type="float" office:value="0.60742" calcext:value-type="float">
            <text:p>0.60742</text:p>
          </table:table-cell>
          <table:table-cell table:style-name="ce3" office:value-type="float" office:value="2.35558" calcext:value-type="float">
            <text:p>2.35558</text:p>
          </table:table-cell>
          <table:table-cell table:style-name="ce3" office:value-type="float" office:value="38.24948" calcext:value-type="float">
            <text:p>38.24948</text:p>
          </table:table-cell>
        </table:table-row>
        <table:table-row table:style-name="ro2">
          <table:table-cell table:style-name="ce3" office:value-type="float" office:value="66" calcext:value-type="float">
            <text:p>66</text:p>
          </table:table-cell>
          <table:table-cell table:style-name="ce3" office:value-type="float" office:value="0.683" calcext:value-type="float">
            <text:p>0.683</text:p>
          </table:table-cell>
          <table:table-cell table:style-name="ce3" office:value-type="float" office:value="1.95553" calcext:value-type="float">
            <text:p>1.95553</text:p>
          </table:table-cell>
          <table:table-cell table:style-name="ce3" office:value-type="float" office:value="14.95767" calcext:value-type="float">
            <text:p>14.95767</text:p>
          </table:table-cell>
          <table:table-cell table:style-name="ce3" office:value-type="float" office:value="0.69127" calcext:value-type="float">
            <text:p>0.69127</text:p>
          </table:table-cell>
          <table:table-cell table:style-name="ce3" office:value-type="float" office:value="1.96248" calcext:value-type="float">
            <text:p>1.96248</text:p>
          </table:table-cell>
          <table:table-cell table:style-name="ce3" office:value-type="float" office:value="14.96205" calcext:value-type="float">
            <text:p>14.96205</text:p>
          </table:table-cell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table:style-name="ce3" office:value-type="float" office:value="0.78622" calcext:value-type="float">
            <text:p>0.78622</text:p>
          </table:table-cell>
          <table:table-cell table:style-name="ce3" office:value-type="float" office:value="2.1198" calcext:value-type="float">
            <text:p>2.1198</text:p>
          </table:table-cell>
          <table:table-cell table:style-name="ce3" office:value-type="float" office:value="15.6572" calcext:value-type="float">
            <text:p>15.6572</text:p>
          </table:table-cell>
          <table:table-cell table:style-name="ce3" office:value-type="float" office:value="0.78292" calcext:value-type="float">
            <text:p>0.78292</text:p>
          </table:table-cell>
          <table:table-cell table:style-name="ce3" office:value-type="float" office:value="2.12815" calcext:value-type="float">
            <text:p>2.12815</text:p>
          </table:table-cell>
          <table:table-cell table:style-name="ce3" office:value-type="float" office:value="15.64464" calcext:value-type="float">
            <text:p>15.64464</text:p>
          </table:table-cell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table:style-name="ce3" office:value-type="float" office:value="1.72226" calcext:value-type="float">
            <text:p>1.72226</text:p>
          </table:table-cell>
          <table:table-cell table:style-name="ce3" office:value-type="float" office:value="1.64791" calcext:value-type="float">
            <text:p>1.64791</text:p>
          </table:table-cell>
          <table:table-cell table:style-name="ce3" office:value-type="float" office:value="32.32778" calcext:value-type="float">
            <text:p>32.32778</text:p>
          </table:table-cell>
          <table:table-cell table:style-name="ce3" office:value-type="float" office:value="1.7068" calcext:value-type="float">
            <text:p>1.7068</text:p>
          </table:table-cell>
          <table:table-cell table:style-name="ce3" office:value-type="float" office:value="1.64445" calcext:value-type="float">
            <text:p>1.64445</text:p>
          </table:table-cell>
          <table:table-cell table:style-name="ce3" office:value-type="float" office:value="32.35031" calcext:value-type="float">
            <text:p>32.35031</text:p>
          </table:table-cell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3" office:value-type="float" office:value="1.29566" calcext:value-type="float">
            <text:p>1.29566</text:p>
          </table:table-cell>
          <table:table-cell table:style-name="ce3" office:value-type="float" office:value="1.33073" calcext:value-type="float">
            <text:p>1.33073</text:p>
          </table:table-cell>
          <table:table-cell table:style-name="ce3" office:value-type="float" office:value="20.2869" calcext:value-type="float">
            <text:p>20.2869</text:p>
          </table:table-cell>
          <table:table-cell table:style-name="ce3" office:value-type="float" office:value="1.29709" calcext:value-type="float">
            <text:p>1.29709</text:p>
          </table:table-cell>
          <table:table-cell table:style-name="ce3" office:value-type="float" office:value="1.31536" calcext:value-type="float">
            <text:p>1.31536</text:p>
          </table:table-cell>
          <table:table-cell table:style-name="ce3" office:value-type="float" office:value="20.28721" calcext:value-type="float">
            <text:p>20.28721</text:p>
          </table:table-cell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3" office:value-type="float" office:value="1.59136" calcext:value-type="float">
            <text:p>1.59136</text:p>
          </table:table-cell>
          <table:table-cell table:style-name="ce3" office:value-type="float" office:value="1.6872" calcext:value-type="float">
            <text:p>1.6872</text:p>
          </table:table-cell>
          <table:table-cell table:style-name="ce3" office:value-type="float" office:value="20.28655" calcext:value-type="float">
            <text:p>20.28655</text:p>
          </table:table-cell>
          <table:table-cell table:style-name="ce3" office:value-type="float" office:value="1.61582" calcext:value-type="float">
            <text:p>1.61582</text:p>
          </table:table-cell>
          <table:table-cell table:style-name="ce3" office:value-type="float" office:value="1.68864" calcext:value-type="float">
            <text:p>1.68864</text:p>
          </table:table-cell>
          <table:table-cell table:style-name="ce3" office:value-type="float" office:value="20.27985" calcext:value-type="float">
            <text:p>20.27985</text:p>
          </table:table-cell>
        </table:table-row>
        <table:table-row table:style-name="ro2">
          <table:table-cell table:style-name="ce3" office:value-type="float" office:value="71" calcext:value-type="float">
            <text:p>71</text:p>
          </table:table-cell>
          <table:table-cell table:style-name="ce3" office:value-type="float" office:value="2.13837" calcext:value-type="float">
            <text:p>2.13837</text:p>
          </table:table-cell>
          <table:table-cell table:style-name="ce3" office:value-type="float" office:value="0.72977" calcext:value-type="float">
            <text:p>0.72977</text:p>
          </table:table-cell>
          <table:table-cell table:style-name="ce3" office:value-type="float" office:value="32.46754" calcext:value-type="float">
            <text:p>32.46754</text:p>
          </table:table-cell>
          <table:table-cell table:style-name="ce3" office:value-type="float" office:value="2.15886" calcext:value-type="float">
            <text:p>2.15886</text:p>
          </table:table-cell>
          <table:table-cell table:style-name="ce3" office:value-type="float" office:value="0.75433" calcext:value-type="float">
            <text:p>0.75433</text:p>
          </table:table-cell>
          <table:table-cell table:style-name="ce3" office:value-type="float" office:value="32.53092" calcext:value-type="float">
            <text:p>32.53092</text:p>
          </table:table-cell>
        </table:table-row>
        <table:table-row table:style-name="ro2">
          <table:table-cell table:style-name="ce3" office:value-type="float" office:value="72" calcext:value-type="float">
            <text:p>72</text:p>
          </table:table-cell>
          <table:table-cell table:style-name="ce3" office:value-type="float" office:value="1.99743" calcext:value-type="float">
            <text:p>1.99743</text:p>
          </table:table-cell>
          <table:table-cell table:style-name="ce3" office:value-type="float" office:value="0.57639" calcext:value-type="float">
            <text:p>0.57639</text:p>
          </table:table-cell>
          <table:table-cell table:style-name="ce3" office:value-type="float" office:value="16.63436" calcext:value-type="float">
            <text:p>16.63436</text:p>
          </table:table-cell>
          <table:table-cell table:style-name="ce3" office:value-type="float" office:value="2.01356" calcext:value-type="float">
            <text:p>2.01356</text:p>
          </table:table-cell>
          <table:table-cell table:style-name="ce3" office:value-type="float" office:value="0.59685" calcext:value-type="float">
            <text:p>0.59685</text:p>
          </table:table-cell>
          <table:table-cell table:style-name="ce3" office:value-type="float" office:value="16.64" calcext:value-type="float">
            <text:p>16.64</text:p>
          </table:table-cell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table:style-name="ce3" office:value-type="float" office:value="2.05943" calcext:value-type="float">
            <text:p>2.05943</text:p>
          </table:table-cell>
          <table:table-cell table:style-name="ce3" office:value-type="float" office:value="0.64156" calcext:value-type="float">
            <text:p>0.64156</text:p>
          </table:table-cell>
          <table:table-cell table:style-name="ce3" office:value-type="float" office:value="15.00955" calcext:value-type="float">
            <text:p>15.00955</text:p>
          </table:table-cell>
          <table:table-cell table:style-name="ce3" office:value-type="float" office:value="2.06179" calcext:value-type="float">
            <text:p>2.06179</text:p>
          </table:table-cell>
          <table:table-cell table:style-name="ce3" office:value-type="float" office:value="0.65775" calcext:value-type="float">
            <text:p>0.65775</text:p>
          </table:table-cell>
          <table:table-cell table:style-name="ce3" office:value-type="float" office:value="15.00495" calcext:value-type="float">
            <text:p>15.00495</text:p>
          </table:table-cell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table:style-name="ce3" office:value-type="float" office:value="1.91361" calcext:value-type="float">
            <text:p>1.91361</text:p>
          </table:table-cell>
          <table:table-cell table:style-name="ce3" office:value-type="float" office:value="1.92337" calcext:value-type="float">
            <text:p>1.92337</text:p>
          </table:table-cell>
          <table:table-cell table:style-name="ce3" office:value-type="float" office:value="65.07484" calcext:value-type="float">
            <text:p>65.07484</text:p>
          </table:table-cell>
          <table:table-cell table:style-name="ce3" office:value-type="float" office:value="1.91945" calcext:value-type="float">
            <text:p>1.91945</text:p>
          </table:table-cell>
          <table:table-cell table:style-name="ce3" office:value-type="float" office:value="1.92619" calcext:value-type="float">
            <text:p>1.92619</text:p>
          </table:table-cell>
          <table:table-cell table:style-name="ce3" office:value-type="float" office:value="65.07633" calcext:value-type="float">
            <text:p>65.07633</text:p>
          </table:table-cell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table:style-name="ce3" office:value-type="float" office:value="1.87892" calcext:value-type="float">
            <text:p>1.87892</text:p>
          </table:table-cell>
          <table:table-cell table:style-name="ce3" office:value-type="float" office:value="1.91153" calcext:value-type="float">
            <text:p>1.91153</text:p>
          </table:table-cell>
          <table:table-cell table:style-name="ce3" office:value-type="float" office:value="60.11164" calcext:value-type="float">
            <text:p>60.11164</text:p>
          </table:table-cell>
          <table:table-cell table:style-name="ce3" office:value-type="float" office:value="1.88174" calcext:value-type="float">
            <text:p>1.88174</text:p>
          </table:table-cell>
          <table:table-cell table:style-name="ce3" office:value-type="float" office:value="1.91723" calcext:value-type="float">
            <text:p>1.91723</text:p>
          </table:table-cell>
          <table:table-cell table:style-name="ce3" office:value-type="float" office:value="60.11593" calcext:value-type="float">
            <text:p>60.11593</text:p>
          </table:table-cell>
        </table:table-row>
        <table:table-row table:style-name="ro2">
          <table:table-cell table:style-name="ce3" office:value-type="float" office:value="78" calcext:value-type="float">
            <text:p>78</text:p>
          </table:table-cell>
          <table:table-cell table:style-name="ce3" office:value-type="float" office:value="1.95579" calcext:value-type="float">
            <text:p>1.95579</text:p>
          </table:table-cell>
          <table:table-cell table:style-name="ce3" office:value-type="float" office:value="1.91202" calcext:value-type="float">
            <text:p>1.91202</text:p>
          </table:table-cell>
          <table:table-cell table:style-name="ce3" office:value-type="float" office:value="60.05306" calcext:value-type="float">
            <text:p>60.05306</text:p>
          </table:table-cell>
          <table:table-cell table:style-name="ce3" office:value-type="float" office:value="1.95496" calcext:value-type="float">
            <text:p>1.95496</text:p>
          </table:table-cell>
          <table:table-cell table:style-name="ce3" office:value-type="float" office:value="1.91477" calcext:value-type="float">
            <text:p>1.91477</text:p>
          </table:table-cell>
          <table:table-cell table:style-name="ce3" office:value-type="float" office:value="60.04571" calcext:value-type="float">
            <text:p>60.04571</text:p>
          </table:table-cell>
        </table:table-row>
        <table:table-row table:style-name="ro2">
          <table:table-cell table:style-name="ce3" office:value-type="float" office:value="79" calcext:value-type="float">
            <text:p>79</text:p>
          </table:table-cell>
          <table:table-cell table:style-name="ce3" office:value-type="float" office:value="1.95299" calcext:value-type="float">
            <text:p>1.95299</text:p>
          </table:table-cell>
          <table:table-cell table:style-name="ce3" office:value-type="float" office:value="1.95959" calcext:value-type="float">
            <text:p>1.95959</text:p>
          </table:table-cell>
          <table:table-cell table:style-name="ce3" office:value-type="float" office:value="60.58528" calcext:value-type="float">
            <text:p>60.58528</text:p>
          </table:table-cell>
          <table:table-cell table:style-name="ce3" office:value-type="float" office:value="1.94959" calcext:value-type="float">
            <text:p>1.94959</text:p>
          </table:table-cell>
          <table:table-cell table:style-name="ce3" office:value-type="float" office:value="1.95874" calcext:value-type="float">
            <text:p>1.95874</text:p>
          </table:table-cell>
          <table:table-cell table:style-name="ce3" office:value-type="float" office:value="60.58098" calcext:value-type="float">
            <text:p>60.58098</text:p>
          </table:table-cell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3" office:value-type="float" office:value="1.99785" calcext:value-type="float">
            <text:p>1.99785</text:p>
          </table:table-cell>
          <table:table-cell table:style-name="ce3" office:value-type="float" office:value="1.98507" calcext:value-type="float">
            <text:p>1.98507</text:p>
          </table:table-cell>
          <table:table-cell table:style-name="ce3" office:value-type="float" office:value="57.5986" calcext:value-type="float">
            <text:p>57.5986</text:p>
          </table:table-cell>
          <table:table-cell table:style-name="ce3" office:value-type="float" office:value="2.00403" calcext:value-type="float">
            <text:p>2.00403</text:p>
          </table:table-cell>
          <table:table-cell table:style-name="ce3" office:value-type="float" office:value="1.98186" calcext:value-type="float">
            <text:p>1.98186</text:p>
          </table:table-cell>
          <table:table-cell table:style-name="ce3" office:value-type="float" office:value="57.59782" calcext:value-type="float">
            <text:p>57.59782</text:p>
          </table:table-cell>
        </table:table-row>
        <table:table-row table:style-name="ro2">
          <table:table-cell table:style-name="ce3" office:value-type="float" office:value="83" calcext:value-type="float">
            <text:p>83</text:p>
          </table:table-cell>
          <table:table-cell table:style-name="ce3" office:value-type="float" office:value="1.05806" calcext:value-type="float">
            <text:p>1.05806</text:p>
          </table:table-cell>
          <table:table-cell table:style-name="ce3" office:value-type="float" office:value="2.44923" calcext:value-type="float">
            <text:p>2.44923</text:p>
          </table:table-cell>
          <table:table-cell table:style-name="ce3" office:value-type="float" office:value="13.63658" calcext:value-type="float">
            <text:p>13.63658</text:p>
          </table:table-cell>
          <table:table-cell table:style-name="ce3" office:value-type="float" office:value="1.06015" calcext:value-type="float">
            <text:p>1.06015</text:p>
          </table:table-cell>
          <table:table-cell table:style-name="ce3" office:value-type="float" office:value="2.45028" calcext:value-type="float">
            <text:p>2.45028</text:p>
          </table:table-cell>
          <table:table-cell table:style-name="ce3" office:value-type="float" office:value="13.66217" calcext:value-type="float">
            <text:p>13.66217</text:p>
          </table:table-cell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table:style-name="ce3" office:value-type="float" office:value="1.07809" calcext:value-type="float">
            <text:p>1.07809</text:p>
          </table:table-cell>
          <table:table-cell table:style-name="ce3" office:value-type="float" office:value="2.29724" calcext:value-type="float">
            <text:p>2.29724</text:p>
          </table:table-cell>
          <table:table-cell table:style-name="ce3" office:value-type="float" office:value="5.13917" calcext:value-type="float">
            <text:p>5.13917</text:p>
          </table:table-cell>
          <table:table-cell table:style-name="ce3" office:value-type="float" office:value="1.07867" calcext:value-type="float">
            <text:p>1.07867</text:p>
          </table:table-cell>
          <table:table-cell table:style-name="ce3" office:value-type="float" office:value="2.29931" calcext:value-type="float">
            <text:p>2.29931</text:p>
          </table:table-cell>
          <table:table-cell table:style-name="ce3" office:value-type="float" office:value="5.18077" calcext:value-type="float">
            <text:p>5.18077</text:p>
          </table:table-cell>
        </table:table-row>
        <table:table-row table:style-name="ro2">
          <table:table-cell table:style-name="ce3" office:value-type="float" office:value="85" calcext:value-type="float">
            <text:p>85</text:p>
          </table:table-cell>
          <table:table-cell table:style-name="ce3" office:value-type="float" office:value="1.13915" calcext:value-type="float">
            <text:p>1.13915</text:p>
          </table:table-cell>
          <table:table-cell table:style-name="ce3" office:value-type="float" office:value="2.28005" calcext:value-type="float">
            <text:p>2.28005</text:p>
          </table:table-cell>
          <table:table-cell table:style-name="ce3" office:value-type="float" office:value="5.86163" calcext:value-type="float">
            <text:p>5.86163</text:p>
          </table:table-cell>
          <table:table-cell table:style-name="ce3" office:value-type="float" office:value="1.14006" calcext:value-type="float">
            <text:p>1.14006</text:p>
          </table:table-cell>
          <table:table-cell table:style-name="ce3" office:value-type="float" office:value="2.28061" calcext:value-type="float">
            <text:p>2.28061</text:p>
          </table:table-cell>
          <table:table-cell table:style-name="ce3" office:value-type="float" office:value="5.79851" calcext:value-type="float">
            <text:p>5.79851</text:p>
          </table:table-cell>
        </table:table-row>
        <table:table-row table:style-name="ro2">
          <table:table-cell table:style-name="ce3" office:value-type="float" office:value="86" calcext:value-type="float">
            <text:p>86</text:p>
          </table:table-cell>
          <table:table-cell table:style-name="ce3" office:value-type="float" office:value="1.04772" calcext:value-type="float">
            <text:p>1.04772</text:p>
          </table:table-cell>
          <table:table-cell table:style-name="ce3" office:value-type="float" office:value="2.35739" calcext:value-type="float">
            <text:p>2.35739</text:p>
          </table:table-cell>
          <table:table-cell table:style-name="ce3" office:value-type="float" office:value="5.15996" calcext:value-type="float">
            <text:p>5.15996</text:p>
          </table:table-cell>
          <table:table-cell table:style-name="ce3" office:value-type="float" office:value="1.05594" calcext:value-type="float">
            <text:p>1.05594</text:p>
          </table:table-cell>
          <table:table-cell table:style-name="ce3" office:value-type="float" office:value="2.35827" calcext:value-type="float">
            <text:p>2.35827</text:p>
          </table:table-cell>
          <table:table-cell table:style-name="ce3" office:value-type="float" office:value="5.12631" calcext:value-type="float">
            <text:p>5.12631</text:p>
          </table:table-cell>
        </table:table-row>
        <table:table-row table:style-name="ro2">
          <table:table-cell table:style-name="ce3" office:value-type="float" office:value="87" calcext:value-type="float">
            <text:p>87</text:p>
          </table:table-cell>
          <table:table-cell table:style-name="ce3" office:value-type="float" office:value="1.03507" calcext:value-type="float">
            <text:p>1.03507</text:p>
          </table:table-cell>
          <table:table-cell table:style-name="ce3" office:value-type="float" office:value="2.24525" calcext:value-type="float">
            <text:p>2.24525</text:p>
          </table:table-cell>
          <table:table-cell table:style-name="ce3" office:value-type="float" office:value="6.31624" calcext:value-type="float">
            <text:p>6.31624</text:p>
          </table:table-cell>
          <table:table-cell table:style-name="ce3" office:value-type="float" office:value="1.03475" calcext:value-type="float">
            <text:p>1.03475</text:p>
          </table:table-cell>
          <table:table-cell table:style-name="ce3" office:value-type="float" office:value="2.25347" calcext:value-type="float">
            <text:p>2.25347</text:p>
          </table:table-cell>
          <table:table-cell table:style-name="ce3" office:value-type="float" office:value="6.26935" calcext:value-type="float">
            <text:p>6.26935</text:p>
          </table:table-cell>
        </table:table-row>
        <table:table-row table:style-name="ro2">
          <table:table-cell table:style-name="ce3" office:value-type="float" office:value="88" calcext:value-type="float">
            <text:p>88</text:p>
          </table:table-cell>
          <table:table-cell table:style-name="ce3" office:value-type="float" office:value="0.99431" calcext:value-type="float">
            <text:p>0.99431</text:p>
          </table:table-cell>
          <table:table-cell table:style-name="ce3" office:value-type="float" office:value="2.23058" calcext:value-type="float">
            <text:p>2.23058</text:p>
          </table:table-cell>
          <table:table-cell table:style-name="ce3" office:value-type="float" office:value="5.45317" calcext:value-type="float">
            <text:p>5.45317</text:p>
          </table:table-cell>
          <table:table-cell table:style-name="ce3" office:value-type="float" office:value="1.03316" calcext:value-type="float">
            <text:p>1.03316</text:p>
          </table:table-cell>
          <table:table-cell table:style-name="ce3" office:value-type="float" office:value="2.23028" calcext:value-type="float">
            <text:p>2.23028</text:p>
          </table:table-cell>
          <table:table-cell table:style-name="ce3" office:value-type="float" office:value="5.61719" calcext:value-type="float">
            <text:p>5.61719</text:p>
          </table:table-cell>
        </table:table-row>
        <table:table-row table:style-name="ro2">
          <table:table-cell table:style-name="ce3" office:value-type="float" office:value="89" calcext:value-type="float">
            <text:p>89</text:p>
          </table:table-cell>
          <table:table-cell table:style-name="ce3" office:value-type="float" office:value="1.04961" calcext:value-type="float">
            <text:p>1.04961</text:p>
          </table:table-cell>
          <table:table-cell table:style-name="ce3" office:value-type="float" office:value="2.17538" calcext:value-type="float">
            <text:p>2.17538</text:p>
          </table:table-cell>
          <table:table-cell table:style-name="ce3" office:value-type="float" office:value="5.04406" calcext:value-type="float">
            <text:p>5.04406</text:p>
          </table:table-cell>
          <table:table-cell table:style-name="ce3" office:value-type="float" office:value="1.05178" calcext:value-type="float">
            <text:p>1.05178</text:p>
          </table:table-cell>
          <table:table-cell table:style-name="ce3" office:value-type="float" office:value="2.21417" calcext:value-type="float">
            <text:p>2.21417</text:p>
          </table:table-cell>
          <table:table-cell table:style-name="ce3" office:value-type="float" office:value="5.02068" calcext:value-type="float">
            <text:p>5.02068</text:p>
          </table:table-cell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3" office:value-type="float" office:value="1.01301" calcext:value-type="float">
            <text:p>1.01301</text:p>
          </table:table-cell>
          <table:table-cell table:style-name="ce3" office:value-type="float" office:value="2.25438" calcext:value-type="float">
            <text:p>2.25438</text:p>
          </table:table-cell>
          <table:table-cell table:style-name="ce3" office:value-type="float" office:value="5.79734" calcext:value-type="float">
            <text:p>5.79734</text:p>
          </table:table-cell>
          <table:table-cell table:style-name="ce3" office:value-type="float" office:value="1.02052" calcext:value-type="float">
            <text:p>1.02052</text:p>
          </table:table-cell>
          <table:table-cell table:style-name="ce3" office:value-type="float" office:value="2.25657" calcext:value-type="float">
            <text:p>2.25657</text:p>
          </table:table-cell>
          <table:table-cell table:style-name="ce3" office:value-type="float" office:value="5.86125" calcext:value-type="float">
            <text:p>5.86125</text:p>
          </table:table-cell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3" office:value-type="float" office:value="1.03966" calcext:value-type="float">
            <text:p>1.03966</text:p>
          </table:table-cell>
          <table:table-cell table:style-name="ce3" office:value-type="float" office:value="2.25064" calcext:value-type="float">
            <text:p>2.25064</text:p>
          </table:table-cell>
          <table:table-cell table:style-name="ce3" office:value-type="float" office:value="5.36648" calcext:value-type="float">
            <text:p>5.36648</text:p>
          </table:table-cell>
          <table:table-cell table:style-name="ce3" office:value-type="float" office:value="1.0404" calcext:value-type="float">
            <text:p>1.0404</text:p>
          </table:table-cell>
          <table:table-cell table:style-name="ce3" office:value-type="float" office:value="2.25814" calcext:value-type="float">
            <text:p>2.25814</text:p>
          </table:table-cell>
          <table:table-cell table:style-name="ce3" office:value-type="float" office:value="5.39626" calcext:value-type="float">
            <text:p>5.39626</text:p>
          </table:table-cell>
        </table:table-row>
        <table:table-row table:style-name="ro2">
          <table:table-cell table:style-name="ce3" office:value-type="float" office:value="92" calcext:value-type="float">
            <text:p>92</text:p>
          </table:table-cell>
          <table:table-cell table:style-name="ce3" office:value-type="float" office:value="1.33061" calcext:value-type="float">
            <text:p>1.33061</text:p>
          </table:table-cell>
          <table:table-cell table:style-name="ce3" office:value-type="float" office:value="2.23474" calcext:value-type="float">
            <text:p>2.23474</text:p>
          </table:table-cell>
          <table:table-cell table:style-name="ce3" office:value-type="float" office:value="4.87569" calcext:value-type="float">
            <text:p>4.87569</text:p>
          </table:table-cell>
          <table:table-cell table:style-name="ce3" office:value-type="float" office:value="1.32899" calcext:value-type="float">
            <text:p>1.32899</text:p>
          </table:table-cell>
          <table:table-cell table:style-name="ce3" office:value-type="float" office:value="2.23544" calcext:value-type="float">
            <text:p>2.23544</text:p>
          </table:table-cell>
          <table:table-cell table:style-name="ce3" office:value-type="float" office:value="4.83923" calcext:value-type="float">
            <text:p>4.83923</text:p>
          </table:table-cell>
        </table:table-row>
        <table:table-row table:style-name="ro2">
          <table:table-cell table:style-name="ce3" office:value-type="string" calcext:value-type="string">
            <text:p>CR11</text:p>
          </table:table-cell>
          <table:table-cell table:style-name="ce3"/>
          <table:table-cell table:style-name="ce3" office:value-type="float" office:value="0.60288" calcext:value-type="float">
            <text:p>0.60288</text:p>
          </table:table-cell>
          <table:table-cell table:style-name="ce3" office:value-type="float" office:value="61.41687" calcext:value-type="float">
            <text:p>61.41687</text:p>
          </table:table-cell>
          <table:table-cell table:style-name="ce3"/>
          <table:table-cell table:style-name="ce3" office:value-type="float" office:value="0.71019" calcext:value-type="float">
            <text:p>0.71019</text:p>
          </table:table-cell>
          <table:table-cell table:style-name="ce3" office:value-type="float" office:value="61.43516" calcext:value-type="float">
            <text:p>61.43516</text:p>
          </table:table-cell>
        </table:table-row>
        <table:table-row table:style-name="ro2" table:number-rows-repeated="1048484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22T18:41:25.788458090</meta:creation-date>
    <dc:date>2025-07-22T18:42:44.744886088</dc:date>
    <meta:editing-duration>PT1M19S</meta:editing-duration>
    <meta:editing-cycles>1</meta:editing-cycles>
    <meta:document-statistic meta:table-count="1" meta:cell-count="631" meta:object-count="0"/>
    <meta:generator>LibreOffice/6.4.7.2$Linux_X86_64 LibreOffice_project/40$Build-2</meta:generator>
  </office:meta>
</office:document-meta>
</file>